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weight="bold" officeooo:rsid="0015b70f" officeooo:paragraph-rsid="0015b70f" style:font-weight-asian="bold" style:font-weight-complex="bold"/>
    </style:style>
    <style:style style:name="P2" style:family="paragraph" style:parent-style-name="Standard">
      <style:paragraph-properties fo:text-align="start" style:justify-single-word="false"/>
      <style:text-properties style:font-name="Calibri" fo:font-weight="normal" officeooo:rsid="0015b70f" officeooo:paragraph-rsid="0015b70f" style:font-weight-asian="normal" style:font-weight-complex="normal"/>
    </style:style>
    <style:style style:name="P3" style:family="paragraph" style:parent-style-name="Standard">
      <style:paragraph-properties fo:text-align="start" style:justify-single-word="false"/>
      <style:text-properties style:font-name="Calibri" fo:font-weight="normal" officeooo:rsid="00171d9c" officeooo:paragraph-rsid="00171d9c"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utenance</text:p>
      <text:p text:style-name="P1"/>
      <text:p text:style-name="P2">Je vais donc expliquer en quelques lignes ma contribution au projet prêt d’instruments. </text:p>
      <text:p text:style-name="P2">Premièrement, j’ai essayé de contacter des anciens deuxièmes années pour leur demander de l’aide par rapport à Symphony et pour récupérer la base de données existante, mais en vain. Après avoir décidé de refaire le site entier, j’ai fait la maquette de la page d’inscription et de connexion via Pencil (j’ai voulu faire avec Adobe XD mais je n’ai pas réussi). </text:p>
      <text:p text:style-name="P2"/>
      <text:p text:style-name="P3">Ensuite, après avoir montré les maquettes, j’ai commencé par créer le MCD sur windesign et ensuite générer le MLR afin d’avoir un script de pour générer la base de données en .MYSQL, ce qui nous permet d’avoir un début de bases pour tester des requêtes.</text:p>
      <text:p text:style-name="P3"/>
      <text:p text:style-name="P3">Puis, j’ai finalement commencé à faire la page de description d’instrument qui n’est pas opérationnelle (elle n’est pas encore reliée à la base). J’ai commencé à tester avec un marimba et j’ai ajouté un slider. Cette tâche est distribuée entre Noah COUPEY et moi-mê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6T15:50:16.126000000</meta:creation-date>
    <dc:date>2021-01-06T17:20:20.398000000</dc:date>
    <meta:editing-duration>PT1H20M</meta:editing-duration>
    <meta:editing-cycles>1</meta:editing-cycles>
    <meta:document-statistic meta:table-count="0" meta:image-count="0" meta:object-count="0" meta:page-count="1" meta:paragraph-count="5" meta:word-count="164" meta:character-count="979" meta:non-whitespace-character-count="818"/>
    <meta:generator>LibreOffice/7.0.1.2$Windows_X86_64 LibreOffice_project/7cbcfc562f6eb6708b5ff7d7397325de9e764452</meta:generator>
  </office:meta>
</office:document-meta>
</file>